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.494cm" fo:margin-bottom="0.494cm" loext:contextual-spacing="false" fo:line-height="100%"/>
    </style:style>
    <style:style style:name="P2" style:family="paragraph" style:parent-style-name="Standard" style:list-style-name="">
      <style:paragraph-properties fo:margin-top="0.494cm" fo:margin-bottom="0.494cm" loext:contextual-spacing="false" fo:line-height="100%"/>
    </style:style>
    <style:style style:name="P3" style:family="paragraph" style:parent-style-name="Standard" style:list-style-name="">
      <style:paragraph-properties fo:margin-top="0.494cm" fo:margin-bottom="0.494cm" loext:contextual-spacing="false" fo:line-height="100%"/>
    </style:style>
    <style:style style:name="P4" style:family="paragraph" style:parent-style-name="Standard">
      <style:paragraph-properties fo:margin-top="0.494cm" fo:margin-bottom="0.494cm" loext:contextual-spacing="false" fo:line-height="100%"/>
    </style:style>
    <style:style style:name="P5" style:family="paragraph" style:parent-style-name="Standard">
      <style:paragraph-properties fo:margin-top="0.494cm" fo:margin-bottom="0.494cm" loext:contextual-spacing="false" fo:line-height="100%" fo:text-align="justify" style:justify-single-word="false"/>
    </style:style>
    <style:style style:name="P6" style:family="paragraph" style:parent-style-name="Standard" style:list-style-name="" style:master-page-name="Standard">
      <style:paragraph-properties fo:margin-top="0.494cm" fo:margin-bottom="0.494cm" loext:contextual-spacing="false" fo:line-height="100%" style:page-number="auto"/>
    </style:style>
    <style:style style:name="T1" style:family="text">
      <style:text-properties style:font-name="Arial" fo:font-size="24pt" fo:font-weight="bold" style:letter-kerning="true" style:font-name-asian="Times New Roman1" style:font-size-asian="24pt" style:language-asian="es" style:country-asian="ES" style:font-weight-asian="bold" style:font-name-complex="Arial1" style:font-size-complex="24pt" style:font-weight-complex="bold"/>
    </style:style>
    <style:style style:name="T2" style:family="text"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3" style:family="text">
      <style:text-properties style:font-name="Arial" fo:font-size="12pt" style:font-name-asian="Times New Roman1" style:font-size-asian="12pt" style:language-asian="es" style:country-asian="ES" style:font-name-complex="Arial1" style:font-size-complex="12pt" style:font-weight-complex="bold"/>
    </style:style>
    <style:style style:name="T4" style:family="text">
      <style:text-properties style:font-name="Arial" fo:font-size="12pt" fo:font-style="italic" style:font-name-asian="Times New Roman1" style:font-size-asian="12pt" style:language-asian="es" style:country-asian="ES" style:font-style-asian="italic" style:font-name-complex="Arial1" style:font-size-complex="12pt"/>
    </style:style>
    <style:style style:name="T5" style:family="text">
      <style:text-properties style:font-name="Arial" fo:font-size="12pt" fo:font-style="italic" style:font-name-asian="Times New Roman1" style:font-size-asian="12pt" style:language-asian="es" style:country-asian="ES" style:font-style-asian="italic" style:font-name-complex="Arial1" style:font-size-complex="12pt" style:font-style-complex="italic"/>
    </style:style>
    <style:style style:name="T6" style:family="text">
      <style:text-properties style:font-name="Arial" fo:font-size="12pt" fo:font-style="italic" style:font-name-asian="Times New Roman1" style:font-size-asian="12pt" style:language-asian="es" style:country-asian="ES" style:font-style-asian="italic" style:font-name-complex="Arial1" style:font-size-complex="12pt" style:font-weight-complex="bold"/>
    </style:style>
    <style:style style:name="T7" style:family="text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/>
    </style:style>
    <style:style style:name="T8" style:family="text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9" style:family="text">
      <style:text-properties style:font-name="Arial" fo:font-size="18pt" fo:font-weight="bold" style:font-name-asian="Times New Roman1" style:font-size-asian="18pt" style:language-asian="es" style:country-asian="ES" style:font-weight-asian="bold" style:font-name-complex="Arial1" style:font-size-complex="18pt" style:font-weight-complex="bold"/>
    </style:style>
    <style:style style:name="T10" style:family="text">
      <style:text-properties style:font-name="Arial" fo:font-size="13.5pt" fo:font-weight="bold" style:font-name-asian="Times New Roman1" style:font-size-asian="13.5pt" style:language-asian="es" style:country-asian="ES" style:font-weight-asian="bold" style:font-name-complex="Arial1" style:font-size-complex="13.5pt" style:font-weight-complex="bold"/>
    </style:style>
    <style:style style:name="T11" style:family="text">
      <style:text-properties fo:color="#0000ff" style:font-name="Arial" fo:font-size="12pt" fo:font-style="italic" style:text-underline-style="solid" style:text-underline-width="auto" style:text-underline-color="font-color" style:font-name-asian="Times New Roman1" style:font-size-asian="12pt" style:language-asian="es" style:country-asian="ES" style:font-style-asian="italic" style:font-name-complex="Arial1" style:font-size-complex="12pt" style:font-style-complex="italic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Definición de Conocimiento Abierto </text:span></text:h>
      <text:p text:style-name="P4"><text:span text:style-name="T2">Versión: 2.1</text:span></text:p>
      <text:p text:style-name="P5"><text:span text:style-name="T2">La Definición de Conocimiento Abierto aporta precisión al significado del término «abierto» (</text:span><text:span text:style-name="T4">open</text:span><text:span text:style-name="T2">) cuando se aplica al conocimiento, promueve un procomún robusto en el que cualquiera puede participar y maximiza su interoperabilidad.</text:span></text:p>
      <text:p text:style-name="P5"><text:span text:style-name="T8">Resumen:</text:span><text:span text:style-name="T2"> </text:span><text:span text:style-name="T5">El conocimiento es abierto si cualquiera es libre de acceder a él, usarlo, modificarlo y compartirlo, estando sujeto a lo sumo a medidas que preserven su autoría y su apertura.</text:span></text:p>
      <text:p text:style-name="P4"><text:span text:style-name="T2">Este significado esencial se corresponde con el de «abierto» (</text:span><text:span text:style-name="T4">open</text:span><text:span text:style-name="T2">) cuando se refiere al </text:span><text:span text:style-name="T4">software</text:span><text:span text:style-name="T2">, como en la [Open Source Definition] (http://opensource.org/docs/osd), y es un sinónimo de «libre» (</text:span><text:span text:style-name="T4">free</text:span><text:span text:style-name="T2">) tal y como se usa en la </text:span><text:a xlink:type="simple" xlink:href="https://es.wikipedia.org/wiki/Definici%C3%B3n_de_Software_Libre" text:style-name="Internet_20_link" text:visited-style-name="Visited_20_Internet_20_Link"><text:span text:style-name="T2">Definición de Software Libre</text:span></text:a><text:span text:style-name="T2"> y en la </text:span><text:a xlink:type="simple" xlink:href="http://freedomdefined.org/Definition/Es" text:style-name="Internet_20_link" text:visited-style-name="Visited_20_Internet_20_Link"><text:span text:style-name="T2">Definición de Obras Culturales libres</text:span></text:a><text:span text:style-name="T2"> .</text:span></text:p>
      <text:p text:style-name="P4"><text:span text:style-name="T2">El término </text:span><text:span text:style-name="T8">obra</text:span><text:span text:style-name="T2"> se utilizará para denominar el ítem o porción de conocimiento a transferir.</text:span></text:p>
      <text:p text:style-name="P4"><text:span text:style-name="T2">El término </text:span><text:span text:style-name="T8">licencia</text:span><text:span text:style-name="T2"> se refiere a las condiciones legales bajo las cuales está disponible la obra. </text:span></text:p>
      <text:p text:style-name="P4"><text:span text:style-name="T2">La expresión </text:span><text:span text:style-name="T7">dominio público</text:span><text:span text:style-name="T2"> denota la ausencia de derechos de autor (</text:span><text:span text:style-name="T4">copyright</text:span><text:span text:style-name="T2">) y de restricciones similares, ya sea por defecto o por la renuncia a dichas condiciones.</text:span></text:p>
      <text:p text:style-name="P4"><text:span text:style-name="T2">En este documento hay que interpretar las palabras clave «debe» (</text:span><text:span text:style-name="T4">must</text:span><text:span text:style-name="T2">), «no debe» (</text:span><text:span text:style-name="T4">must not</text:span><text:span text:style-name="T2">), «debería» (</text:span><text:span text:style-name="T4">should</text:span><text:span text:style-name="T2">) y puede «</text:span><text:span text:style-name="T4">may</text:span><text:span text:style-name="T2">» tal y como se describe en </text:span><text:a xlink:type="simple" xlink:href="https://tools.ietf.org/html/rfc2119" text:style-name="Internet_20_link" text:visited-style-name="Visited_20_Internet_20_Link"><text:span text:style-name="T2">RFC2119</text:span></text:a><text:span text:style-name="T2">.</text:span></text:p>
      <text:h text:style-name="P1" text:outline-level="2"><text:span text:style-name="T9">1. Obra abierta</text:span></text:h>
      <text:p text:style-name="P4"><text:span text:style-name="T2">Una </text:span><text:span text:style-name="T8">obra</text:span><text:span text:style-name="T2"> abierta </text:span><text:span text:style-name="T4">debe</text:span><text:span text:style-name="T2"> satisfacer los siguientes requisitos cuando se distribuye:</text:span></text:p>
      <text:h text:style-name="P1" text:outline-level="3"><text:span text:style-name="T10">1.1 Licencia abierta o estatus</text:span></text:h>
      <text:p text:style-name="P4"><text:span text:style-name="T2">La </text:span><text:span text:style-name="T8">obra</text:span><text:span text:style-name="T2"> </text:span><text:span text:style-name="T4">deb</text:span><text:span text:style-name="T2">e estar en el </text:span><text:span text:style-name="T7">dominio público</text:span><text:span text:style-name="T2"> o disponible bajo una </text:span><text:span text:style-name="T8">licencia</text:span><text:span text:style-name="T2"> abierta (tal y como se define en la sección 2) . Cualesquiera términos adicionales que acompañen a la obra (como términos de uso o patentes en posesión del licenciatario) </text:span><text:span text:style-name="T5">no deben</text:span><text:span text:style-name="T2"> contradecir el estatus de dominio público o los términos de la licencia.</text:span></text:p>
      <text:h text:style-name="P1" text:outline-level="3"><text:span text:style-name="T10">1.2 Acceso</text:span></text:h>
      <text:p text:style-name="P4"><text:soft-page-break/><text:span text:style-name="T2">La </text:span><text:span text:style-name="T8">obra</text:span><text:span text:style-name="T2"> </text:span><text:span text:style-name="T4">debe</text:span><text:span text:style-name="T2"> estar disponible como un todo y a no más del coste razonable de una reproducción, y </text:span><text:span text:style-name="T4">debería</text:span><text:span text:style-name="T2"> ser descargable de manera gratuita a través de Internet. Cualquier información adicional necesaria para aplicar la licencia (como los nombres de aquellos que han contribuido a ella y que sean necesarios para cumplir los requisitos de reconocimiento) </text:span><text:span text:style-name="T5">deben</text:span><text:span text:style-name="T2"> acompañar también a la obra.</text:span></text:p>
      <text:h text:style-name="P1" text:outline-level="3"><text:span text:style-name="T10">1.3 Legible por máquina</text:span></text:h>
      <text:h text:style-name="P1" text:outline-level="3"><text:span text:style-name="T3">La</text:span><text:span text:style-name="T8"> obra </text:span><text:span text:style-name="T6">debe</text:span><text:span text:style-name="T3"> proporcionarse de manera que sea procesable por computador y en que sus elementos individuales puedan ser fácilmente accedidos y modificados.</text:span><text:bookmark text:name="_GoBack"/></text:h>
      <text:h text:style-name="P1" text:outline-level="3"><text:span text:style-name="T10">1.4 Formato abierto</text:span></text:h>
      <text:p text:style-name="P4"><text:span text:style-name="T2">La </text:span><text:span text:style-name="T8">obra</text:span><text:span text:style-name="T2"> </text:span><text:span text:style-name="T4">debe</text:span><text:span text:style-name="T2"> proporcionarse en un formato abierto. Un formato abierto es el que no impone restricciones, económicas o de otro tipo, sobre su uso y que puede ser completamente procesado con al menos una herramienta de </text:span><text:span text:style-name="T5">software</text:span><text:span text:style-name="T2"> libre/código abierto.</text:span></text:p>
      <text:h text:style-name="P1" text:outline-level="2"><text:span text:style-name="T9">2. Licencias abiertas</text:span></text:h>
      <text:p text:style-name="Standard"><text:span text:style-name="T3">Una </text:span><text:span text:style-name="T8">licencia</text:span><text:span text:style-name="T3"> </text:span><text:span text:style-name="T6">debería</text:span><text:span text:style-name="T3"> ser compatible con otras licencias abiertas.</text:span></text:p>
      <text:p text:style-name="Standard"><text:span text:style-name="T3">Una </text:span><text:span text:style-name="T8">licencia</text:span><text:span text:style-name="T3"> es abierta si sus términos satisfacen las siguientes condiciones:</text:span></text:p>
      <text:h text:style-name="P1" text:outline-level="3"><text:span text:style-name="T10">2.1 Permisos requeridos</text:span></text:h>
      <text:p text:style-name="P4"><text:span text:style-name="T2">La </text:span><text:span text:style-name="T8">licencia</text:span><text:span text:style-name="T2"> </text:span><text:span text:style-name="T4">debe</text:span><text:span text:style-name="T2"> de manera irrevocable permitir lo siguiente:</text:span></text:p>
      <text:h text:style-name="P1" text:outline-level="4"><text:span text:style-name="T8">2.1.1 Uso</text:span></text:h>
      <text:p text:style-name="P4"><text:span text:style-name="T2">La </text:span><text:span text:style-name="T8">licencia</text:span><text:span text:style-name="T2"> </text:span><text:span text:style-name="T4">debe</text:span><text:span text:style-name="T2"> permitir el uso libre de la obra licenciada.</text:span></text:p>
      <text:h text:style-name="P1" text:outline-level="4"><text:span text:style-name="T8">2.1.2 Redistribución</text:span></text:h>
      <text:p text:style-name="P4"><text:span text:style-name="T2">La </text:span><text:span text:style-name="T8">licencia</text:span><text:span text:style-name="T2"> </text:span><text:span text:style-name="T4">debe</text:span><text:span text:style-name="T2"> permitir la redistribución de la obra licenciada, incluyendo su venta, en sí misma o como parte de una colección formada por obras de diferentes fuentes.</text:span></text:p>
      <text:h text:style-name="P1" text:outline-level="4"><text:span text:style-name="T8">2.1.3 Modificación</text:span></text:h>
      <text:p text:style-name="P4"><text:span text:style-name="T2">La </text:span><text:span text:style-name="T8">licencia</text:span><text:span text:style-name="T2"> </text:span><text:span text:style-name="T4">debe</text:span><text:span text:style-name="T2"> permitir la creación de obras derivadas de la obra licenciada y la distribución de tales derivados en los mismos términos que la obra original licenciada.</text:span></text:p>
      <text:h text:style-name="P1" text:outline-level="4"><text:span text:style-name="T8">2.1.4 Separación</text:span></text:h>
      <text:p text:style-name="P4"><text:soft-page-break/><text:span text:style-name="T2">La </text:span><text:span text:style-name="T8">licencia</text:span><text:span text:style-name="T2"> </text:span><text:span text:style-name="T4">debe</text:span><text:span text:style-name="T2"> permitir que cualquier parte de la obra sea libremente usada, distribuida o modificada por separado de cualquier otra parte de la obra o de cualquier colección de obras en la que fuera originalmente distribuida. Todas las partes que reciben una distribución de cualquier parte de una obra bajo los términos de la licencia original </text:span><text:span text:style-name="T4">deben</text:span><text:span text:style-name="T2"> tener los mismos derechos que aquellos que están concedidos en conjunción con la obra original.</text:span></text:p>
      <text:h text:style-name="P1" text:outline-level="4"><text:span text:style-name="T8">2.1.5 Compilación</text:span></text:h>
      <text:p text:style-name="P4"><text:span text:style-name="T2">La </text:span><text:span text:style-name="T8">licencia</text:span><text:span text:style-name="T2"> </text:span><text:span text:style-name="T4">debe</text:span><text:span text:style-name="T2"> permitir distribuir la obra licenciada junto con otras obras distintas sin poner restricciones sobre esas otras obras.</text:span></text:p>
      <text:h text:style-name="P1" text:outline-level="4"><text:span text:style-name="T8">2.1.6 No discriminación</text:span></text:h>
      <text:p text:style-name="P4"><text:span text:style-name="T2">La </text:span><text:span text:style-name="T8">licencia</text:span><text:span text:style-name="T2"> </text:span><text:span text:style-name="T4">no debe</text:span><text:span text:style-name="T2"> discriminar a ninguna persona o grupo.</text:span></text:p>
      <text:h text:style-name="P1" text:outline-level="4"><text:span text:style-name="T8">2.1.7 Propagación</text:span></text:h>
      <text:p text:style-name="P4"><text:span text:style-name="T2">Los derechos ligados a la obra </text:span><text:span text:style-name="T5">deben</text:span><text:span text:style-name="T2"> aplicarse a toda persona a quien le sea redistribuida sin necesidad de aceptar ningún término legal adicional.</text:span></text:p>
      <text:h text:style-name="P1" text:outline-level="4"><text:span text:style-name="T8">2.1.8 Aplicación para cualquier propósito</text:span></text:h>
      <text:p text:style-name="P4"><text:span text:style-name="T2">La </text:span><text:span text:style-name="T8">licencia</text:span><text:span text:style-name="T2"> </text:span><text:span text:style-name="T5">debe</text:span><text:span text:style-name="T2"> permitir el uso, redistribución, modificación y compilación con cualquier propósito. La licencia </text:span><text:span text:style-name="T4">no debe</text:span><text:span text:style-name="T2"> restringir a nadie hacer uso de la obra en un campo específico de aplicación o trabajo.</text:span></text:p>
      <text:h text:style-name="P1" text:outline-level="4"><text:span text:style-name="T8">2.1.9 Sin coste</text:span></text:h>
      <text:p text:style-name="P4"><text:span text:style-name="T2">La </text:span><text:span text:style-name="T8">licencia</text:span><text:span text:style-name="T2"> </text:span><text:span text:style-name="T5">no debe</text:span><text:span text:style-name="T2"> imponer como parte de sus condiciones ningún modelo de tarifas, regalías (</text:span><text:span text:style-name="T5">royalties</text:span><text:span text:style-name="T2">) o cualquier otra compensación o remuneración económica.</text:span></text:p>
      <text:h text:style-name="P1" text:outline-level="3"><text:span text:style-name="T10">2.2 Condiciones aceptables</text:span></text:h>
      <text:p text:style-name="P4"><text:span text:style-name="T2">La </text:span><text:span text:style-name="T8">licencia</text:span><text:span text:style-name="T2"> </text:span><text:span text:style-name="T4">no debe</text:span><text:span text:style-name="T2"> limitar, hacer inciertos o disminuir los permisos requeridos en la sección 2.1 a excepción de las siguientes condiciones permisibles:</text:span></text:p>
      <text:h text:style-name="P1" text:outline-level="4"><text:span text:style-name="T8">2.2.1 Reconocimiento</text:span></text:h>
      <text:p text:style-name="P4"><text:span text:style-name="T2">La </text:span><text:span text:style-name="T8">licencia</text:span><text:span text:style-name="T2"> </text:span><text:span text:style-name="T5">puede</text:span><text:span text:style-name="T2"> requerir que las distribuciones de la obra incluyan el reconocimiento de los que han contribuido a ella, los propietarios de los derechos, patrocinadores y creadores mientras que tales prescripciones no sean onerosas.</text:span></text:p>
      <text:h text:style-name="P1" text:outline-level="4"><text:span text:style-name="T8">2.2.2 Integridad</text:span></text:h>
      <text:p text:style-name="P4"><text:span text:style-name="T2">La </text:span><text:span text:style-name="T8">licencia</text:span><text:span text:style-name="T2"> </text:span><text:span text:style-name="T5">puede</text:span><text:span text:style-name="T2"> requerir que las versiones modificadas de la obra licenciada lleven un nombre o número de versión diferente de la de la obra original, o bien que se indiquen los cambios realizados.</text:span></text:p>
      <text:h text:style-name="P1" text:outline-level="4"><text:soft-page-break/><text:span text:style-name="T8">2.2.3 Compartir igual</text:span></text:h>
      <text:p text:style-name="P4"><text:span text:style-name="T2">La </text:span><text:span text:style-name="T8">licencia</text:span><text:span text:style-name="T2"> </text:span><text:span text:style-name="T5">puede</text:span><text:span text:style-name="T2"> requerir que las redistribuciones de la obra permanezcan bajo la misma licencia o una similar.</text:span></text:p>
      <text:h text:style-name="P1" text:outline-level="4"><text:span text:style-name="T8">2.2.4 Aviso</text:span></text:h>
      <text:p text:style-name="P4"><text:span text:style-name="T2">La </text:span><text:span text:style-name="T8">licencia</text:span><text:span text:style-name="T2"> </text:span><text:span text:style-name="T5">puede</text:span><text:span text:style-name="T2"> requerir que se mantenga el aviso de derechos de autor (</text:span><text:span text:style-name="T5">copyright</text:span><text:span text:style-name="T2">) original y la identificación de la licencia.</text:span></text:p>
      <text:h text:style-name="P1" text:outline-level="4"><text:span text:style-name="T8">2.2.5 Fuente</text:span></text:h>
      <text:p text:style-name="P4"><text:span text:style-name="T2">La </text:span><text:span text:style-name="T8">licencia</text:span><text:span text:style-name="T2"> </text:span><text:span text:style-name="T5">puede</text:span><text:span text:style-name="T2"> requerir que cualquiera que distribuya la obra, proporcione a los destinatarios acceso a la forma preferida para realizar modificaciones.</text:span></text:p>
      <text:h text:style-name="P1" text:outline-level="4"><text:span text:style-name="T8">2.2.6 Prohibición de restricciones técnicas</text:span></text:h>
      <text:p text:style-name="P4"><text:span text:style-name="T2">La </text:span><text:span text:style-name="T8">licencia</text:span><text:span text:style-name="T2"> </text:span><text:span text:style-name="T5">puede</text:span><text:span text:style-name="T2"> requerir que las distribuciones de la obra permanezcan libres de cualesquiera medidas técnicas que pudieran restringir el ejercicio de derechos en otros casos permitidos.</text:span></text:p>
      <text:h text:style-name="P1" text:outline-level="4"><text:span text:style-name="T8">2.2.7 No agresión</text:span></text:h>
      <text:p text:style-name="P4"><text:span text:style-name="T2">La </text:span><text:span text:style-name="T8">licencia</text:span><text:span text:style-name="T2"> </text:span><text:span text:style-name="T5">puede</text:span><text:span text:style-name="T2"> requerir a quien modifique la obra que garantice los permisos públicos adicionales (por ejemplo, licencias de patentes) requeridos para el ejercicio de los derechos otorgados por la licencia. La licencia </text:span><text:span text:style-name="T4">puede</text:span><text:span text:style-name="T2"> también condicionar los permisos a la no agresión contra los titulares de la licencia con respecto al ejercicio de cualquier derecho permitido (por ejemplo, litigios sobre patentes).</text:span></text:p>
      <text:p text:style-name="P4"><text:span text:style-name="T4">La Definición de Conocimiento Abierto fue derivada inicialmente de la Definición de Código Abierto, que a su vez se había derivado de las Directrices de Software Libre de Debian y del Contrato Social Debian, de las que forman parte, que fueron creadas por Bruce Perens y los desarrolladores Debian. Esta definición está substancialmente derivada de esos documentos y mantiene sus principios esenciales. Richard Stallman ha sido el primero en impulsar los ideales de la libertad del software que nosotros continuamos alentando. <text:s text:c="2"/></text:span></text:p>
      <text:p text:style-name="P4"><text:span text:style-name="T5">Traducido por </text:span><text:a xlink:type="simple" xlink:href="mailto:afrodriguez@fomento.es" text:style-name="Internet_20_link" text:visited-style-name="Visited_20_Internet_20_Link"><text:span text:style-name="T11">Antonio F. Rodríguez</text:span></text:a><text:span text:style-name="T5"> y </text:span><text:a xlink:type="simple" xlink:href="mailto:lhquiros@yahoo.es?subject=Definición%20de%20Conocimiento%20Abierto%202.1" text:style-name="Internet_20_link" text:visited-style-name="Visited_20_Internet_20_Link"><text:span text:style-name="T5">Lorena Hernández Quirós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ítulo_20_4_20_Car" style:display-name="Título 4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inición de Conocimiento Abierto V2.1</dc:title>
    <meta:initial-creator>Lorena Hernandez Quiros</meta:initial-creator>
    <meta:keyword>Open</meta:keyword>
    <meta:keyword>Definition</meta:keyword>
    <meta:keyword>Spanish</meta:keyword>
    <dc:creator>R6</dc:creator>
    <meta:editing-cycles>3</meta:editing-cycles>
    <meta:creation-date>2017-05-08T08:08:00</meta:creation-date>
    <dc:date>2017-05-08T08:10:00</dc:date>
    <meta:editing-duration>PT2M</meta:editing-duration>
    <meta:generator>LibreOffice/5.2.7.2$Linux_X86_64 LibreOffice_project/20m0$Build-2</meta:generator>
    <meta:document-statistic meta:table-count="0" meta:image-count="0" meta:object-count="0" meta:page-count="4" meta:paragraph-count="60" meta:word-count="1074" meta:character-count="6898" meta:non-whitespace-character-count="58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